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Arial" fo:font-size="14pt" fo:font-weight="normal" style:font-size-asian="14pt" style:font-weight-asian="normal" style:font-size-complex="14pt" style:font-weight-complex="normal"/>
    </style:style>
    <style:style style:name="P2" style:family="paragraph" style:parent-style-name="Standard">
      <style:text-properties fo:color="#000000" style:font-name="Arial" fo:font-size="14pt" fo:font-weight="bold" style:font-size-asian="14pt" style:font-weight-asian="bold" style:font-size-complex="14pt" style:font-weight-complex="bold"/>
    </style:style>
    <style:style style:name="P3" style:family="paragraph" style:parent-style-name="Standard">
      <style:text-properties fo:color="#800000" style:font-name="Arial" fo:font-size="14pt" fo:font-weight="normal" style:font-size-asian="14pt" style:font-weight-asian="normal" style:font-size-complex="14pt" style:font-weight-complex="normal"/>
    </style:style>
    <style:style style:name="P4" style:family="paragraph" style:parent-style-name="Standard">
      <style:text-properties fo:color="#ff0000" style:font-name="Arial" fo:font-size="14pt" fo:font-weight="normal" style:font-size-asian="14pt" style:font-weight-asian="normal" style:font-size-complex="14pt" style:font-weight-complex="normal"/>
    </style:style>
    <style:style style:name="P5" style:family="paragraph" style:parent-style-name="Standard">
      <style:text-properties style:font-name="Arial" fo:font-size="14pt" fo:font-weight="bold" style:font-size-asian="14pt" style:font-weight-asian="bold" style:font-size-complex="14pt" style:font-weight-complex="bold"/>
    </style:style>
    <style:style style:name="P6" style:family="paragraph" style:parent-style-name="Standard">
      <style:text-properties style:font-name="Arial" fo:font-size="14pt" fo:font-weight="normal" style:font-size-asian="14pt" style:font-weight-asian="normal" style:font-size-complex="14pt" style:font-weight-complex="normal"/>
    </style:style>
    <style:style style:name="T1" style:family="text">
      <style:text-properties fo:color="#ff0000"/>
    </style:style>
    <style:style style:name="T2" style:family="text">
      <style:text-properties fo:color="#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apity Installation Guides: WordPress</text:p>
      <text:p text:style-name="P5"/>
      <text:p text:style-name="P6">Here's how to install the Hapity WordPress plugin in your WordPress website.</text:p>
      <text:p text:style-name="P6"/>
      <text:p text:style-name="P6">Firstly, go to Hapity.com and login. Once logged in, go to your Profile page and you'll then see your Plugin ID, which you'll need later.</text:p>
      <text:p text:style-name="P6"/>
      <text:p text:style-name="P6"><text:span text:style-name="T2">Next, go to your WordPress website,</text:span><text:span text:style-name="T1"> </text:span><text:span text:style-name="T2">add /wp-admin to the end of the URL,</text:span><text:span text:style-name="T1"> </text:span><text:span text:style-name="T2">and login as an Admin.</text:span></text:p>
      <text:p text:style-name="P1"/>
      <text:p text:style-name="P6">On the WordPress dashboard, click on the Plugins menu and select Add New. Search for the Hapity Plugin and when you locate it, click Install Now. An FTP dialogue box will appear where you need to enter your FTP hostname, username and password.</text:p>
      <text:p text:style-name="P6"/>
      <text:p text:style-name="P6">Once your Hapity Plugin has been installed, click Activate. Once activated, click the Settings menu and<text:span text:style-name="T2"> select WP Hapity.</text:span></text:p>
      <text:p text:style-name="P3"/>
      <text:p text:style-name="P1">Next, go back to your Hapity Profile page and copy your Plugin ID, then go back to the WordPress dashboard and paste your Plugin ID into the authentication field in the Hapity WordPress Plugin and click authenticate.</text:p>
      <text:p text:style-name="P1"/>
      <text:p text:style-name="P1">Your Hapity Plugin is now enabled and ready to 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aire Morgan Jones</meta:initial-creator>
    <meta:creation-date>2018-04-25T13:09:06</meta:creation-date>
    <dc:date>2019-01-18T12:34:25</dc:date>
    <dc:creator>Claire Morgan Jones</dc:creator>
    <meta:editing-duration>PT37M2S</meta:editing-duration>
    <meta:editing-cycles>6</meta:editing-cycles>
    <meta:generator>OpenOffice/4.1.2$Unix OpenOffice.org_project/412m3$Build-9782</meta:generator>
    <meta:document-statistic meta:table-count="0" meta:image-count="0" meta:object-count="0" meta:page-count="1" meta:paragraph-count="8" meta:word-count="169" meta:character-count="976"/>
  </office:meta>
</office:document-meta>
</file>